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9pt" officeooo:rsid="000a71f6" officeooo:paragraph-rsid="000a71f6" style:font-size-asian="9pt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8pt" fo:font-style="normal" officeooo:rsid="000beaf8" officeooo:paragraph-rsid="000beaf8" style:font-size-asian="8pt" style:font-style-asian="normal" style:font-name-complex="Arial" style:font-style-complex="normal"/>
    </style:style>
    <style:style style:name="P24" style:family="paragraph" style:parent-style-name="Heading_20_1">
      <style:text-properties fo:font-size="12pt" style:font-size-asian="12pt"/>
    </style:style>
    <style:style style:name="P25" style:family="paragraph" style:parent-style-name="Heading_20_3">
      <style:text-properties fo:font-style="normal" officeooo:rsid="00089127" officeooo:paragraph-rsid="00089127" style:font-style-asian="normal" style:font-style-complex="normal"/>
    </style:style>
    <style:style style:name="T1" style:family="text">
      <style:text-properties officeooo:rsid="00089127"/>
    </style:style>
    <style:style style:name="T2" style:family="text">
      <style:text-properties officeooo:rsid="000a71f6"/>
    </style:style>
    <style:style style:name="T3" style:family="text">
      <style:text-properties officeooo:rsid="000beaf8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4" text:outline-level="1">Caso de Uso</text:h>
          </table:table-cell>
          <table:table-cell table:style-name="Tabla1.B1" table:number-columns-spanned="4" office:value-type="string">
            <text:h text:style-name="P25" text:outline-level="3">Pedir ci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6" office:value-type="string">
            <text:p text:style-name="P19">Paciente<text:span text:style-name="T1">(I), </text:span>Médico, Fisioterapeu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6" office:value-type="string">
            <text:p text:style-name="P18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6" office:value-type="string">
            <text:p text:style-name="P20">Tanto paciente como el médico o fisioterapeuta al que se ha pedido cita serán usuarios registrados del sistema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6" office:value-type="string">
            <text:p text:style-name="P20">Tanto el personal sanitario como el paciente tendrán una cita con fecha,hora y luga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20">Grupo <text:span text:style-name="T3">2</text:span>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1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1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21">Un paciente podrá pedir cita a un médico o fisioterapeuta. .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21">El paciente solicita al sistema una cita, indica la fecha que mejor le venga y el médico o fisioterapeuta que quiere que le atienda y el sistema crea una cita con la fecha y un lugar para llevarse a cabo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0"><text:span text:style-name="T1">Paciente</text:span>: <text:span text:style-name="T1">Indica que quiere una cita.</text:span>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2">Le pide al paciente que elija de entre las fechas posibles la que mejor le venga y el médico u fisioterapeuta que quiere que le atienda.</text:p>
          </table:table-cell>
        </table:table-row>
        <table:table-row table:style-name="Tabla4.2">
          <table:table-cell table:style-name="Tabla4.A4" office:value-type="string">
            <text:p text:style-name="P16">3</text:p>
          </table:table-cell>
          <table:table-cell table:style-name="Tabla4.B4" office:value-type="string">
            <text:p text:style-name="P22">Paciente: Elige la fecha y el médico o enfermero</text:p>
          </table:table-cell>
          <table:table-cell table:style-name="Tabla4.C4" office:value-type="string">
            <text:p text:style-name="P5"/>
          </table:table-cell>
          <table:table-cell table:style-name="Tabla4.D4" office:value-type="string">
            <text:p text:style-name="P6"/>
          </table:table-cell>
        </table:table-row>
        <table:table-row table:style-name="Tabla4.2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6"/>
          </table:table-cell>
          <table:table-cell table:style-name="Tabla4.C5" office:value-type="string">
            <text:p text:style-name="P7">4</text:p>
          </table:table-cell>
          <table:table-cell table:style-name="Tabla4.D5" office:value-type="string">
            <text:p text:style-name="P17">Crea una cita con los participantes de la cita, la fecha y el lugar.</text:p>
          </table:table-cell>
        </table:table-row>
        <table:table-row table:style-name="Tabla4.2">
          <table:table-cell table:style-name="Tabla4.A6" office:value-type="string">
            <text:p text:style-name="P15"/>
          </table:table-cell>
          <table:table-cell table:style-name="Tabla4.B6" office:value-type="string">
            <text:p text:style-name="P6"/>
          </table:table-cell>
          <table:table-cell table:style-name="Tabla4.C6" office:value-type="string">
            <text:p text:style-name="P8">5</text:p>
          </table:table-cell>
          <table:table-cell table:style-name="Tabla4.D6" office:value-type="string">
            <text:p text:style-name="P22">Almacena la cita en la base de datos y se lo hace saber a los participantes a través de un mensaje de confirmación.</text:p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<text:span text:style-name="T2">3</text:span>a</text:p>
          </table:table-cell>
          <table:table-cell table:style-name="Tabla5.B2" table:number-columns-spanned="4" office:value-type="string">
            <text:p text:style-name="P12">El paciente solicita una cita con el mismo médico o fisioterapeuta, el sistema le recuerda que ya tiene una cita con ese médico o fisioterapeuta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3">Alta, aunque depende del número de clientes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1:42:59.707350384</dc:date>
    <meta:print-date>2012-03-13T15:37:00</meta:print-date>
    <meta:editing-cycles>10</meta:editing-cycles>
    <meta:editing-duration>PT43M20S</meta:editing-duration>
    <meta:generator>LibreOffice/5.4.5.1$Linux_X86_64 LibreOffice_project/40m0$Build-1</meta:generator>
    <meta:document-statistic meta:table-count="5" meta:image-count="0" meta:object-count="0" meta:page-count="1" meta:paragraph-count="50" meta:word-count="249" meta:character-count="1414" meta:non-whitespace-character-count="1214"/>
  </office:meta>
</office:document-meta>
</file>